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MAYAG">
            <text:p>MAYAG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BRICE">
            <text:p>BRICE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MAYAG">
            <text:p>MAYAG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BRICE">
            <text:p>BRICE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 office:string-value="">
            <text:p/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 office:string-value="">
            <text:p/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 office:value-type="string" office:string-value="">
            <text:p/>
          </table:table-cell>
          <table:covered-table-cell/>
          <table:table-cell office:value-type="string" table:style-name="ce91">
            <text:p>BUREAU</text:p>
          </table:table-cell>
          <table:table-cell table:style-name="ce5" office:value-type="string" office:string-value="">
            <text:p/>
          </table:table-cell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